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186" officeooo:paragraph-rsid="0003a186"/>
    </style:style>
    <style:style style:name="P2" style:family="paragraph" style:parent-style-name="Standard">
      <style:text-properties officeooo:rsid="00043eaf" officeooo:paragraph-rsid="00043eaf"/>
    </style:style>
    <style:style style:name="T1" style:family="text">
      <style:text-properties officeooo:rsid="00043e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779 Final Project(Subdivision surfaces) – Sweta Barman</text:p>
      <text:p text:style-name="P1">Summary</text:p>
      <text:p text:style-name="P1"/>
      <text:p text:style-name="P1">Base Project</text:p>
      <text:p text:style-name="P1">Catmulll Clark Scheme : As this was the first scheme I implemented, it took quite some time. </text:p>
      <text:p text:style-name="P1"/>
      <text:p text:style-name="P1">Extras</text:p>
      <text:p text:style-name="P1">1. Catmull Clark Scheme for surfaces with holes: This was easy to implement as it had only a few extra conditions.</text:p>
      <text:p text:style-name="P1"/>
      <text:p text:style-name="P1">2. Loop subdivision : Works for triangular meshes. For any polygonal mesh, I am triangulating the mesh first. (Implemented both fan and centroid method, but using the centroid method for triangulation.) Implementing the loop subdivision scheme was not that hard.</text:p>
      <text:p text:style-name="P1"/>
      <text:p text:style-name="P1">3. Root 3 subdivision scheme : This too works for triangular meshes. I am triangulating the mesh first. Compared to loop, root 3 is slightly harder to implement as <text:span text:style-name="T1">it has a new step of flipping the edges of the triangles.</text:span></text:p>
      <text:p text:style-name="P1"/>
      <text:p text:style-name="P2">4. Doo-Sabin scheme : This scheme was harder to implement than Catmull Clark. 3 kinds of faces in doo-Sabin. (F-face, V-Face and E-face)</text:p>
      <text:p text:style-name="P2"/>
      <text:p text:style-name="P2">5. Midpoint scheme : This is the simplest scheme. For a cube-based mesh doo-sabin level n output gives midpoint level 2n out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7:59:57.431047260</meta:creation-date>
    <dc:date>2016-04-26T18:27:00.532768408</dc:date>
    <meta:editing-duration>PT11M32S</meta:editing-duration>
    <meta:editing-cycles>1</meta:editing-cycles>
    <meta:document-statistic meta:table-count="0" meta:image-count="0" meta:object-count="0" meta:page-count="1" meta:paragraph-count="10" meta:word-count="175" meta:character-count="1036" meta:non-whitespace-character-count="869"/>
    <meta:generator>LibreOffice/4.2.8.2$Linux_X86_64 LibreOffice_project/420m0$Build-2</meta:generator>
  </office:meta>
</office:document-meta>
</file>